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IN Pro" svg:font-family="'DIN Pro'" style:font-adornments="Regular" style:font-family-generic="swiss"/>
    <style:font-face style:name="DIN Pro Cond Bold" svg:font-family="'DIN Pro Cond Bold'" style:font-adornments="Condensed Bol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301474" officeooo:paragraph-rsid="00301474"/>
    </style:style>
    <style:style style:name="P2" style:family="paragraph" style:parent-style-name="Title">
      <style:text-properties officeooo:rsid="00301474" officeooo:paragraph-rsid="003014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ipex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IN Pro" svg:font-family="'DIN Pro'" style:font-adornments="Regular" style:font-family-generic="swiss"/>
    <style:font-face style:name="DIN Pro Cond Bold" svg:font-family="'DIN Pro Cond Bold'" style:font-adornments="Condensed Bol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ca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IN Pro" fo:font-family="'DIN Pro'" style:font-style-name="Regular" style:font-family-generic="swiss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font-name="DIN Pro Cond Bold" fo:font-family="'DIN Pro Cond Bold'" style:font-style-name="Condensed Bold" style:font-pitch="variable" fo:font-size="14pt" fo:font-weight="bold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1:53:53.215869018</meta:creation-date>
    <meta:editing-duration>PT3M53S</meta:editing-duration>
    <meta:editing-cycles>2</meta:editing-cycles>
    <meta:generator>LibreOffice/7.3.7.2$Linux_X86_64 LibreOffice_project/30$Build-2</meta:generator>
    <dc:title>Din Pro Writer</dc:title>
    <dc:date>2024-07-22T11:57:45.357835430</dc:date>
    <meta:document-statistic meta:table-count="0" meta:image-count="0" meta:object-count="0" meta:page-count="1" meta:paragraph-count="1" meta:word-count="1" meta:character-count="5" meta:non-whitespace-character-count="5"/>
    <meta:template xlink:type="simple" xlink:actuate="onRequest" xlink:title="Din Pro Writer" xlink:href="../../../Templates/Din%20Pro%20Writer.ott" meta:date="2024-07-22T11:53:52.513700036"/>
  </office:meta>
</office:document-meta>
</file>